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5e3df" officeooo:paragraph-rsid="005d7c56"/>
    </style:style>
    <style:style style:name="T1" style:family="text">
      <style:text-properties officeooo:rsid="0067a4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08T23:57:51.198211623</dc:date>
    <meta:editing-duration>P1DT5H51M12S</meta:editing-duration>
    <meta:editing-cycles>63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